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37.45pt"/>
    </style:style>
    <style:style style:name="co57" style:family="table-column">
      <style:table-column-properties fo:break-before="auto" style:column-width="240.41pt"/>
    </style:style>
    <style:style style:name="co58" style:family="table-column">
      <style:table-column-properties fo:break-before="auto" style:column-width="138.16pt"/>
    </style:style>
    <style:style style:name="co59" style:family="table-column">
      <style:table-column-properties fo:break-before="auto" style:column-width="248.46pt"/>
    </style:style>
    <style:style style:name="co60" style:family="table-column">
      <style:table-column-properties fo:break-before="auto" style:column-width="245.54pt"/>
    </style:style>
    <style:style style:name="co45" style:family="table-column">
      <style:table-column-properties fo:break-before="auto" style:column-width="49.24pt"/>
    </style:style>
    <style:style style:name="co61" style:family="table-column">
      <style:table-column-properties fo:break-before="auto" style:column-width="94.11pt"/>
    </style:style>
    <style:style style:name="co62" style:family="table-column">
      <style:table-column-properties fo:break-before="auto" style:column-width="125.69pt"/>
    </style:style>
    <style:style style:name="co63" style:family="table-column">
      <style:table-column-properties fo:break-before="auto" style:column-width="310.96pt"/>
    </style:style>
    <style:style style:name="co64" style:family="table-column">
      <style:table-column-properties fo:break-before="auto" style:column-width="89.49pt"/>
    </style:style>
    <style:style style:name="co65" style:family="table-column">
      <style:table-column-properties fo:break-before="auto" style:column-width="104.2pt"/>
    </style:style>
    <style:style style:name="co66" style:family="table-column">
      <style:table-column-properties fo:break-before="auto" style:column-width="91.05pt"/>
    </style:style>
    <style:style style:name="co67" style:family="table-column">
      <style:table-column-properties fo:break-before="auto" style:column-width="189.89pt"/>
    </style:style>
    <style:style style:name="co68" style:family="table-column">
      <style:table-column-properties fo:break-before="auto" style:column-width="39.34pt"/>
    </style:style>
    <style:style style:name="co69" style:family="table-column">
      <style:table-column-properties fo:break-before="auto" style:column-width="30.84pt"/>
    </style:style>
    <style:style style:name="co70" style:family="table-column">
      <style:table-column-properties fo:break-before="auto" style:column-width="34.7pt"/>
    </style:style>
    <style:style style:name="co71" style:family="table-column">
      <style:table-column-properties fo:break-before="auto" style:column-width="263.2pt"/>
    </style:style>
    <style:style style:name="co72" style:family="table-column">
      <style:table-column-properties fo:break-before="auto" style:column-width="66.36pt"/>
    </style:style>
    <style:style style:name="co73" style:family="table-column">
      <style:table-column-properties fo:break-before="auto" style:column-width="56.61pt"/>
    </style:style>
    <style:style style:name="co74" style:family="table-column">
      <style:table-column-properties fo:break-before="auto" style:column-width="52.16pt"/>
    </style:style>
    <style:style style:name="co75" style:family="table-column">
      <style:table-column-properties fo:break-before="auto" style:column-width="47.06pt"/>
    </style:style>
    <style:style style:name="co76" style:family="table-column">
      <style:table-column-properties fo:break-before="auto" style:column-width="53.66pt"/>
    </style:style>
    <style:style style:name="co77" style:family="table-column">
      <style:table-column-properties fo:break-before="auto" style:column-width="49.41pt"/>
    </style:style>
    <style:style style:name="co78" style:family="table-column">
      <style:table-column-properties fo:break-before="auto" style:column-width="48.61pt"/>
    </style:style>
    <style:style style:name="co79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44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="none"/>
      <style:text-properties style:text-position=""/>
    </style:style>
    <style:style style:name="ce48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text-position="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>
      <style:text-properties style:text-position=""/>
    </style:style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42">
      <style:table-cell-properties style:vertical-align="middle"/>
      <style:text-properties style:text-position=""/>
    </style:style>
    <style:style style:name="ce107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9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wrap-option="wrap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8" style:family="table-cell" style:parent-style-name="Default">
      <style:table-cell-properties fo:wrap-option="wrap" style:vertical-align="middle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7" style:family="table-cell" style:parent-style-name="Default" style:data-style-name="N42"/>
    <style:style style:name="ce12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7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9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6" style:family="table-cell" style:parent-style-name="Default" style:data-style-name="N37"/>
    <style:style style:name="ce20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2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2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2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2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5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3" style:family="table-cell" style:parent-style-name="Default" style:data-style-name="N42">
      <style:table-cell-properties style:vertical-align="middle"/>
    </style:style>
    <style:style style:name="ce244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47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4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Liberation Sans"/>
    </style:style>
    <style:style style:name="T8" style:family="text">
      <style:text-properties fo:font-weight="bold" style:font-weight-asian="bold" style:font-weight-complex="bold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2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2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IN" style:font-name-asian="Noto Sans CJK SC Regular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IN" style:font-name-asian="Noto Sans CJK SC Regular" style:country-asian="C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6" style:family="text">
      <style:text-properties fo:font-size="10pt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0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Day to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16" office:value-type="string" calcext:value-type="string" table:number-columns-spanned="3" table:number-rows-spanned="1">
            <text:p>Drip It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64" table:default-cell-style-name="ce182"/>
        <table:table-column table:style-name="co65" table:default-cell-style-name="ce115"/>
        <table:table-column table:style-name="co66" table:default-cell-style-name="ce130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67" table:default-cell-style-name="Default"/>
        <table:table-row table:style-name="ro1">
          <table:table-cell table:style-name="ce179"/>
          <table:table-cell table:style-name="ce185"/>
          <table:table-cell table:style-name="ce119"/>
          <table:table-cell table:style-name="ce129"/>
          <table:table-cell table:style-name="ce170" office:value-type="string" calcext:value-type="string">
            <text:p>One-Offs and Few-Offs</text:p>
          </table:table-cell>
          <table:table-cell table:style-name="ce129" table:number-columns-repeated="10"/>
          <table:table-cell table:style-name="ce118"/>
        </table:table-row>
        <table:table-row table:style-name="ro4">
          <table:table-cell table:style-name="ce180"/>
          <table:table-cell table:style-name="ce153" office:value-type="string" calcext:value-type="string">
            <text:p>Image Content</text:p>
          </table:table-cell>
          <table:table-cell table:style-name="ce186" office:value-type="string" calcext:value-type="string">
            <text:p>Link</text:p>
          </table:table-cell>
          <table:table-cell table:style-name="ce140" office:value-type="string" calcext:value-type="string" table:number-columns-spanned="2" table:number-rows-spanned="1">
            <text:p>Pinterest</text:p>
          </table:table-cell>
          <table:covered-table-cell table:style-name="ce171"/>
          <table:table-cell table:style-name="ce140" office:value-type="string" calcext:value-type="string" table:number-columns-spanned="2" table:number-rows-spanned="1">
            <text:p>Facebook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LinkedIn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witte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umbl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Instagram</text:p>
          </table:table-cell>
          <table:covered-table-cell table:style-name="ce175"/>
          <table:table-cell table:style-name="ce198"/>
        </table:table-row>
        <table:table-row table:style-name="ro4">
          <table:table-cell table:style-name="ce181" office:value-type="string" calcext:value-type="string">
            <text:p>Subdirectory</text:p>
          </table:table-cell>
          <table:table-cell table:style-name="ce153" office:value-type="string" calcext:value-type="string">
            <text:p>Or Text File</text:p>
          </table:table-cell>
          <table:table-cell table:style-name="ce140" office:value-type="string" calcext:value-type="string">
            <text:p>To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78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52" office:value-type="string" calcext:value-type="string">
            <text:p>Sell GoT Paperback</text:p>
          </table:table-cell>
          <table:table-cell table:style-name="ce162" office:value-type="string" calcext:value-type="string">
            <text:p>See few-offs sheet</text:p>
          </table:table-cell>
          <table:table-cell table:number-columns-repeated="12" table:style-name="ce162" office:value-type="string" calcext:value-type="string">
            <text:p>See few-offs</text:p>
          </table:table-cell>
          <table:table-cell table:style-name="ce199" office:value-type="string" calcext:value-type="string">
            <text:p>See few_offs posts sheet</text:p>
          </table:table-cell>
        </table:table-row>
        <table:table-row table:style-name="ro7">
          <table:table-cell table:style-name="ce18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62" office:value-type="string" calcext:value-type="string">
            <text:p>GR politicians-2020</text:p>
          </table:table-cell>
          <table:table-cell table:number-columns-repeated="2" table:style-name="ce162" office:value-type="string" calcext:value-type="string">
            <text:p>N/A</text:p>
          </table:table-cell>
          <table:table-cell table:style-name="ce165" office:value-type="date" office:date-value="2020-02-01" calcext:value-type="date">
            <text:p>2020-02-01</text:p>
          </table:table-cell>
          <table:table-cell table:style-name="ce189" office:value-type="time" office:time-value="PT11H59M00S" calcext:value-type="time">
            <text:p>11:59:00 AM</text:p>
          </table:table-cell>
          <table:table-cell table:style-name="ce165" office:value-type="date" office:date-value="2020-02-01" calcext:value-type="date">
            <text:p>2020-02-01</text:p>
          </table:table-cell>
          <table:table-cell table:style-name="ce189" office:value-type="time" office:time-value="PT11H59M00S" calcext:value-type="time">
            <text:p>11:59:00 AM</text:p>
          </table:table-cell>
          <table:table-cell table:style-name="ce165" office:value-type="date" office:date-value="2020-02-01" calcext:value-type="date">
            <text:p>2020-02-01</text:p>
          </table:table-cell>
          <table:table-cell table:style-name="ce189" office:value-type="time" office:time-value="PT11H59M00S" calcext:value-type="time">
            <text:p>11:59:00 AM</text:p>
          </table:table-cell>
          <table:table-cell table:number-columns-repeated="4" table:style-name="ce162" office:value-type="string" calcext:value-type="string">
            <text:p>N/A</text:p>
          </table:table-cell>
          <table:table-cell table:style-name="ce201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3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131" office:value-type="date" office:date-value="2020-02-11" calcext:value-type="date">
            <text:p>2020-02-11</text:p>
          </table:table-cell>
          <table:table-cell table:style-name="ce187" office:value-type="time" office:time-value="PT23H00M00S" calcext:value-type="time">
            <text:p>11:00:00 PM</text:p>
          </table:table-cell>
          <table:table-cell table:style-name="ce131" office:value-type="date" office:date-value="2020-02-11" calcext:value-type="date">
            <text:p>2020-02-11</text:p>
          </table:table-cell>
          <table:table-cell table:style-name="ce187" office:value-type="time" office:time-value="PT23H00M00S" calcext:value-type="time">
            <text:p>11:00:00 PM</text:p>
          </table:table-cell>
          <table:table-cell table:style-name="ce131" office:value-type="date" office:date-value="2020-02-11" calcext:value-type="date">
            <text:p>2020-02-11</text:p>
          </table:table-cell>
          <table:table-cell table:style-name="ce187" office:value-type="time" office:time-value="PT23H00M00S" calcext:value-type="time">
            <text:p>11:00:00 PM</text:p>
          </table:table-cell>
          <table:table-cell table:style-name="ce131" office:value-type="date" office:date-value="2020-02-11" calcext:value-type="date">
            <text:p>2020-02-11</text:p>
          </table:table-cell>
          <table:table-cell table:style-name="ce187" office:value-type="time" office:time-value="PT23H00M00S" calcext:value-type="time">
            <text:p>11:00:00 PM</text:p>
          </table:table-cell>
          <table:table-cell table:style-name="ce131" office:value-type="date" office:date-value="2020-02-11" calcext:value-type="date">
            <text:p>2020-02-11</text:p>
          </table:table-cell>
          <table:table-cell table:style-name="ce187" office:value-type="time" office:time-value="PT23H00M00S" calcext:value-type="time">
            <text:p>11:00:00 PM</text:p>
          </table:table-cell>
          <table:table-cell table:style-name="ce131" office:value-type="date" office:date-value="2020-02-11" calcext:value-type="date">
            <text:p>2020-02-11</text:p>
          </table:table-cell>
          <table:table-cell table:style-name="ce187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8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62" office:value-type="string" calcext:value-type="string">
            <text:p>GR review</text:p>
          </table:table-cell>
          <table:table-cell table:number-columns-repeated="2" table:style-name="ce162" office:value-type="string" calcext:value-type="string">
            <text:p>N/A</text:p>
          </table:table-cell>
          <table:table-cell table:style-name="ce165" office:value-type="date" office:date-value="2020-02-12" calcext:value-type="date">
            <text:p>2020-02-12</text:p>
          </table:table-cell>
          <table:table-cell table:style-name="ce189" office:value-type="time" office:time-value="PT21H40M00S" calcext:value-type="time">
            <text:p>09:40:00 PM</text:p>
          </table:table-cell>
          <table:table-cell table:style-name="ce165" office:value-type="date" office:date-value="2020-02-12" calcext:value-type="date">
            <text:p>2020-02-12</text:p>
          </table:table-cell>
          <table:table-cell table:style-name="ce189" office:value-type="time" office:time-value="PT21H40M00S" calcext:value-type="time">
            <text:p>09:40:00 PM</text:p>
          </table:table-cell>
          <table:table-cell table:style-name="ce165" office:value-type="date" office:date-value="2020-02-12" calcext:value-type="date">
            <text:p>2020-02-12</text:p>
          </table:table-cell>
          <table:table-cell table:style-name="ce189" office:value-type="time" office:time-value="PT21H40M00S" calcext:value-type="time">
            <text:p>09:40:00 PM</text:p>
          </table:table-cell>
          <table:table-cell table:number-columns-repeated="4" table:style-name="ce162" office:value-type="string" calcext:value-type="string">
            <text:p>N/A</text:p>
          </table:table-cell>
          <table:table-cell/>
        </table:table-row>
        <table:table-row table:style-name="ro7" table:number-rows-repeated="3">
          <table:table-cell table:style-name="Default" table:number-columns-repeated="3"/>
          <table:table-cell table:number-columns-repeated="13"/>
        </table:table-row>
        <table:table-row table:style-name="ro7" table:number-rows-repeated="2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62" office:value-type="string" calcext:value-type="string">
            <text:p>See few-offs sheet</text:p>
          </table:table-cell>
          <table:table-cell table:number-columns-repeated="12" table:style-name="ce162" office:value-type="string" calcext:value-type="string">
            <text:p>N/A</text:p>
          </table:table-cell>
          <table:table-cell table:style-name="ce199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16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16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16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8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68" table:default-cell-style-name="ce208"/>
        <table:table-column table:style-name="co69" table:default-cell-style-name="ce130"/>
        <table:table-column table:style-name="co70" table:default-cell-style-name="ce130"/>
        <table:table-column table:style-name="co21" table:default-cell-style-name="ce130"/>
        <table:table-column table:style-name="co71" table:default-cell-style-name="ce226"/>
        <table:table-column table:style-name="co72" table:default-cell-style-name="ce119"/>
        <table:table-column table:style-name="co73" table:default-cell-style-name="ce129"/>
        <table:table-column table:style-name="co74" table:default-cell-style-name="ce129"/>
        <table:table-column table:style-name="co75" table:default-cell-style-name="ce129"/>
        <table:table-column table:style-name="co45" table:number-columns-repeated="3" table:default-cell-style-name="ce129"/>
        <table:table-column table:style-name="co74" table:number-columns-repeated="2" table:default-cell-style-name="ce129"/>
        <table:table-column table:style-name="co76" table:default-cell-style-name="ce129"/>
        <table:table-column table:style-name="co34" table:default-cell-style-name="ce129"/>
        <table:table-column table:style-name="co77" table:default-cell-style-name="ce129"/>
        <table:table-column table:style-name="co78" table:default-cell-style-name="ce129"/>
        <table:table-column table:style-name="co79" table:default-cell-style-name="ce118"/>
        <table:table-column table:style-name="co3" table:default-cell-style-name="ce118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170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09" office:value-type="string" calcext:value-type="string">
            <text:p>Pre-</text:p>
          </table:table-cell>
          <table:table-cell table:style-name="ce111" office:value-type="string" calcext:value-type="string">
            <text:p>Post</text:p>
          </table:table-cell>
          <table:table-cell table:style-name="ce111" office:value-type="string" calcext:value-type="string" table:number-columns-spanned="2" table:number-rows-spanned="1">
            <text:p>Day to</text:p>
          </table:table-cell>
          <table:covered-table-cell/>
          <table:table-cell table:style-name="ce153" office:value-type="string" calcext:value-type="string">
            <text:p>Image Content</text:p>
          </table:table-cell>
          <table:table-cell table:style-name="ce186" office:value-type="string" calcext:value-type="string">
            <text:p>Link</text:p>
          </table:table-cell>
          <table:table-cell table:style-name="ce140" office:value-type="string" calcext:value-type="string" table:number-columns-spanned="2" table:number-rows-spanned="1">
            <text:p>Pinterest</text:p>
          </table:table-cell>
          <table:covered-table-cell table:style-name="ce171"/>
          <table:table-cell table:style-name="ce140" office:value-type="string" calcext:value-type="string" table:number-columns-spanned="2" table:number-rows-spanned="1">
            <text:p>Facebook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LinkedIn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witte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umbl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Instagram</text:p>
          </table:table-cell>
          <table:covered-table-cell table:style-name="ce175"/>
          <table:table-cell table:style-name="ce198" table:number-columns-repeated="2"/>
          <table:table-cell table:number-columns-repeated="1004"/>
        </table:table-row>
        <table:table-row table:style-name="ro4">
          <table:table-cell table:style-name="ce111" office:value-type="string" calcext:value-type="string">
            <text:p>fix</text:p>
          </table:table-cell>
          <table:table-cell table:style-name="ce111" office:value-type="string" calcext:value-type="string">
            <text:p>No.</text:p>
          </table:table-cell>
          <table:table-cell table:style-name="ce111" office:value-type="string" calcext:value-type="string" table:number-columns-spanned="2" table:number-rows-spanned="1">
            <text:p>Drip It</text:p>
          </table:table-cell>
          <table:covered-table-cell table:style-name="ce111"/>
          <table:table-cell table:style-name="ce153" office:value-type="string" calcext:value-type="string">
            <text:p>And Image</text:p>
          </table:table-cell>
          <table:table-cell table:style-name="ce140" office:value-type="string" calcext:value-type="string">
            <text:p>To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78" office:value-type="string" calcext:value-type="string">
            <text:p>Comments</text:p>
          </table:table-cell>
          <table:table-cell table:style-name="ce178"/>
          <table:table-cell table:number-columns-repeated="1004"/>
        </table:table-row>
        <table:table-row table:style-name="ro13">
          <table:table-cell table:style-name="ce135"/>
          <table:table-cell table:number-columns-repeated="3"/>
          <table:table-cell table:style-name="ce152"/>
          <table:table-cell table:style-name="ce233"/>
          <table:table-cell table:style-name="ce140" table:number-columns-repeated="12"/>
          <table:table-cell table:style-name="ce178" table:number-columns-repeated="2"/>
          <table:table-cell table:number-columns-repeated="1004"/>
        </table:table-row>
        <table:table-row table:style-name="ro14">
          <table:table-cell table:style-name="ce210" office:value-type="string" calcext:value-type="string">
            <text:p>0a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string" calcext:value-type="string">
            <text:p>Thu</text:p>
          </table:table-cell>
          <table:table-cell table:style-name="ce220" office:value-type="date" office:date-value="2019-02-13" calcext:value-type="date">
            <text:p>02-13</text:p>
          </table:table-cell>
          <table:table-cell table:style-name="ce227" office:value-type="string" calcext:value-type="string">
            <text:p>Introduce the 6-Step Process</text:p>
          </table:table-cell>
          <table:table-cell table:style-name="ce234" office:value-type="string" calcext:value-type="string">
            <text:p>A-AP</text:p>
          </table:table-cell>
          <table:table-cell table:style-name="ce237" table:number-columns-repeated="12"/>
          <table:table-cell table:style-name="ce244"/>
          <table:table-cell table:style-name="ce178"/>
          <table:table-cell table:number-columns-repeated="1004"/>
        </table:table-row>
        <table:table-row table:style-name="ro14">
          <table:table-cell table:style-name="ce211" office:value-type="string" calcext:value-type="string">
            <text:p>0b</text:p>
          </table:table-cell>
          <table:table-cell table:style-name="ce217" office:value-type="float" office:value="2" calcext:value-type="float">
            <text:p>2</text:p>
          </table:table-cell>
          <table:table-cell table:style-name="ce218" office:value-type="string" calcext:value-type="string">
            <text:p>Fri</text:p>
          </table:table-cell>
          <table:table-cell table:style-name="ce221" office:value-type="date" office:date-value="2019-02-14" calcext:value-type="date">
            <text:p>02-14</text:p>
          </table:table-cell>
          <table:table-cell table:style-name="ce228" office:value-type="string" calcext:value-type="string">
            <text:p>The process evolves over time – <text:span text:style-name="T8">Tom H 1987</text:span></text:p>
          </table:table-cell>
          <table:table-cell table:style-name="ce235" office:value-type="string" calcext:value-type="string">
            <text:p>A-AP</text:p>
          </table:table-cell>
          <table:table-cell table:style-name="ce238" table:number-columns-repeated="12"/>
          <table:table-cell table:style-name="ce245"/>
          <table:table-cell table:style-name="ce178"/>
          <table:table-cell table:style-name="ce129" table:number-columns-repeated="1004"/>
        </table:table-row>
        <table:table-row table:style-name="ro7">
          <table:table-cell table:style-name="ce212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22" office:value-type="date" office:date-value="2019-02-15" calcext:value-type="date">
            <text:p>02-15</text:p>
          </table:table-cell>
          <table:table-cell table:style-name="ce185" office:value-type="string" calcext:value-type="string">
            <text:p>Step 1 – Learn about the person</text:p>
          </table:table-cell>
          <table:table-cell table:style-name="ce130" office:value-type="string" calcext:value-type="string">
            <text:p>GR-POL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2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22" office:value-type="date" office:date-value="2019-02-16" calcext:value-type="date">
            <text:p>02-16</text:p>
          </table:table-cell>
          <table:table-cell table:style-name="ce185" office:value-type="string" calcext:value-type="string">
            <text:p>Learn about the person – <text:span text:style-name="T8">Thomas Jefferson</text:span></text:p>
          </table:table-cell>
          <table:table-cell table:style-name="ce130" office:value-type="string" calcext:value-type="string">
            <text:p>GR-POL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2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22" office:value-type="date" office:date-value="2019-02-17" calcext:value-type="date">
            <text:p>02-17</text:p>
          </table:table-cell>
          <table:table-cell table:style-name="ce185" office:value-type="string" calcext:value-type="string">
            <text:p>Friends → TV → Books – <text:span text:style-name="T8">Alexander Hamilton</text:span></text:p>
          </table:table-cell>
          <table:table-cell table:style-name="ce130" office:value-type="string" calcext:value-type="string">
            <text:p>GR-POL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2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176" office:value-type="string" calcext:value-type="string">
            <text:p>Tue</text:p>
          </table:table-cell>
          <table:table-cell table:style-name="ce223" office:value-type="date" office:date-value="2019-02-18" calcext:value-type="date">
            <text:p>02-18</text:p>
          </table:table-cell>
          <table:table-cell table:style-name="ce229" office:value-type="string" calcext:value-type="string">
            <text:p>Jefferson &amp; Hamilton combo image with pcts</text:p>
          </table:table-cell>
          <table:table-cell table:style-name="ce130" office:value-type="string" calcext:value-type="string">
            <text:p>GR-POL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0" office:value-type="string" calcext:value-type="string">
            <text:p>2a</text:p>
          </table:table-cell>
          <table:table-cell table:style-name="ce216" office:value-type="float" office:value="7" calcext:value-type="float">
            <text:p>7</text:p>
          </table:table-cell>
          <table:table-cell table:style-name="ce216" office:value-type="string" calcext:value-type="string">
            <text:p>Wed</text:p>
          </table:table-cell>
          <table:table-cell table:style-name="ce224" office:value-type="date" office:date-value="2019-02-19" calcext:value-type="date">
            <text:p>02-19</text:p>
          </table:table-cell>
          <table:table-cell table:style-name="ce230" office:value-type="string" calcext:value-type="string">
            <text:p>Step 2 – Answer a questionnaire</text:p>
          </table:table-cell>
          <table:table-cell table:style-name="ce219" office:value-type="string" calcext:value-type="string">
            <text:p>SOM-QZ</text:p>
          </table:table-cell>
          <table:table-cell table:style-name="ce219"/>
          <table:table-cell table:style-name="ce239"/>
          <table:table-cell table:style-name="ce241"/>
          <table:table-cell table:style-name="ce239"/>
          <table:table-cell table:style-name="ce241"/>
          <table:table-cell table:style-name="ce239"/>
          <table:table-cell table:style-name="ce241"/>
          <table:table-cell table:style-name="ce239"/>
          <table:table-cell table:style-name="ce241"/>
          <table:table-cell table:style-name="ce239" table:number-columns-repeated="3"/>
          <table:table-cell table:style-name="ce246"/>
          <table:table-cell table:number-columns-repeated="1005"/>
        </table:table-row>
        <table:table-row table:style-name="ro7">
          <table:table-cell table:style-name="ce205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222" office:value-type="date" office:date-value="2019-02-20" calcext:value-type="date">
            <text:p>02-20</text:p>
          </table:table-cell>
          <table:table-cell table:style-name="ce185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Z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05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176" office:value-type="string" calcext:value-type="string">
            <text:p>Fri</text:p>
          </table:table-cell>
          <table:table-cell table:style-name="ce223" office:value-type="date" office:date-value="2019-02-21" calcext:value-type="date">
            <text:p>02-21</text:p>
          </table:table-cell>
          <table:table-cell table:style-name="ce185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Z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3" office:value-type="string" calcext:value-type="string">
            <text:p>2d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string" calcext:value-type="string">
            <text:p>Sat</text:p>
          </table:table-cell>
          <table:table-cell table:style-name="ce221" office:value-type="date" office:date-value="2019-02-22" calcext:value-type="date">
            <text:p>02-22</text:p>
          </table:table-cell>
          <table:table-cell table:style-name="ce231" office:value-type="string" calcext:value-type="string">
            <text:p>Humanmetrics &amp; MBTI combo image with pcts</text:p>
          </table:table-cell>
          <table:table-cell table:style-name="ce217" office:value-type="string" calcext:value-type="string">
            <text:p>SOM-QZ</text:p>
          </table:table-cell>
          <table:table-cell table:style-name="ce217"/>
          <table:table-cell table:style-name="ce240"/>
          <table:table-cell table:style-name="ce242"/>
          <table:table-cell table:style-name="ce240"/>
          <table:table-cell table:style-name="ce242"/>
          <table:table-cell table:style-name="ce240"/>
          <table:table-cell table:style-name="ce242"/>
          <table:table-cell table:style-name="ce240"/>
          <table:table-cell table:style-name="ce242"/>
          <table:table-cell table:style-name="ce240" table:number-columns-repeated="3"/>
          <table:table-cell table:style-name="ce247"/>
          <table:table-cell table:number-columns-repeated="1005"/>
        </table:table-row>
        <table:table-row table:style-name="ro7">
          <table:table-cell table:style-name="ce205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222" office:value-type="date" office:date-value="2019-02-23" calcext:value-type="date">
            <text:p>02-23</text:p>
          </table:table-cell>
          <table:table-cell table:style-name="ce185" office:value-type="string" calcext:value-type="string">
            <text:p>Step 3 – Use a program to draw the image</text:p>
          </table:table-cell>
          <table:table-cell table:style-name="ce130" office:value-type="string" calcext:value-type="string">
            <text:p>GROJA</text:p>
          </table:table-cell>
          <table:table-cell table:number-columns-repeated="12"/>
          <table:table-cell table:style-name="ce129" table:number-columns-repeated="2"/>
          <table:table-cell table:number-columns-repeated="1004"/>
        </table:table-row>
        <table:table-row table:style-name="ro7">
          <table:table-cell table:style-name="ce205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222" office:value-type="date" office:date-value="2019-02-24" calcext:value-type="date">
            <text:p>02-24</text:p>
          </table:table-cell>
          <table:table-cell table:style-name="ce152" office:value-type="string" calcext:value-type="string">
            <text:p>Visualizing the archetypes – <text:span text:style-name="T8">Luke Skywalker</text:span></text:p>
          </table:table-cell>
          <table:table-cell table:style-name="ce130" office:value-type="string" calcext:value-type="string">
            <text:p>GROJA</text:p>
          </table:table-cell>
          <table:table-cell table:number-columns-repeated="12"/>
          <table:table-cell table:style-name="ce129" table:number-columns-repeated="2"/>
          <table:table-cell table:number-columns-repeated="1004"/>
        </table:table-row>
        <table:table-row table:style-name="ro7">
          <table:table-cell table:style-name="ce205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222" office:value-type="date" office:date-value="2019-02-25" calcext:value-type="date">
            <text:p>02-25</text:p>
          </table:table-cell>
          <table:table-cell table:style-name="ce185" office:value-type="string" calcext:value-type="string">
            <text:p>A short history – <text:span text:style-name="T8">Darth Vader</text:span></text:p>
          </table:table-cell>
          <table:table-cell table:style-name="ce130" office:value-type="string" calcext:value-type="string">
            <text:p>GROJA</text:p>
          </table:table-cell>
          <table:table-cell table:number-columns-repeated="12"/>
          <table:table-cell table:style-name="ce129" table:number-columns-repeated="2"/>
          <table:table-cell table:number-columns-repeated="1004"/>
        </table:table-row>
        <table:table-row table:style-name="ro7">
          <table:table-cell table:style-name="ce205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176" office:value-type="string" calcext:value-type="string">
            <text:p>Wed</text:p>
          </table:table-cell>
          <table:table-cell table:style-name="ce223" office:value-type="date" office:date-value="2019-02-26" calcext:value-type="date">
            <text:p>02-26</text:p>
          </table:table-cell>
          <table:table-cell table:style-name="ce229" office:value-type="string" calcext:value-type="string">
            <text:p>Luke &amp; Darth Vader combo image with pcts</text:p>
          </table:table-cell>
          <table:table-cell table:style-name="ce130" office:value-type="string" calcext:value-type="string">
            <text:p>GROJA</text:p>
          </table:table-cell>
          <table:table-cell table:number-columns-repeated="12"/>
          <table:table-cell table:style-name="ce129" table:number-columns-repeated="2"/>
          <table:table-cell table:number-columns-repeated="1004"/>
        </table:table-row>
        <table:table-row table:style-name="ro7">
          <table:table-cell table:style-name="ce210" office:value-type="string" calcext:value-type="string">
            <text:p>4a</text:p>
          </table:table-cell>
          <table:table-cell table:style-name="ce216" office:value-type="float" office:value="15" calcext:value-type="float">
            <text:p>15</text:p>
          </table:table-cell>
          <table:table-cell table:style-name="ce216" office:value-type="string" calcext:value-type="string">
            <text:p>Thu</text:p>
          </table:table-cell>
          <table:table-cell table:style-name="ce224" office:value-type="date" office:date-value="2019-02-27" calcext:value-type="date">
            <text:p>02-27</text:p>
          </table:table-cell>
          <table:table-cell table:style-name="ce230" office:value-type="string" calcext:value-type="string">
            <text:p>Step 4 – Post images online</text:p>
          </table:table-cell>
          <table:table-cell table:style-name="ce219" office:value-type="string" calcext:value-type="string">
            <text:p>SOM-GAL</text:p>
          </table:table-cell>
          <table:table-cell table:style-name="ce219"/>
          <table:table-cell table:style-name="ce239"/>
          <table:table-cell table:style-name="ce241"/>
          <table:table-cell table:style-name="ce239"/>
          <table:table-cell table:style-name="ce241"/>
          <table:table-cell table:style-name="ce239"/>
          <table:table-cell table:style-name="ce241"/>
          <table:table-cell table:style-name="ce239"/>
          <table:table-cell table:style-name="ce241"/>
          <table:table-cell table:style-name="ce239" table:number-columns-repeated="3"/>
          <table:table-cell table:style-name="ce246"/>
          <table:table-cell table:number-columns-repeated="1005"/>
        </table:table-row>
        <table:table-row table:style-name="ro7">
          <table:table-cell table:style-name="ce205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222" office:value-type="date" office:date-value="2019-02-28" calcext:value-type="date">
            <text:p>02-28</text:p>
          </table:table-cell>
          <table:table-cell table:style-name="ce185" office:value-type="string" calcext:value-type="string">
            <text:p>Post Them on the Web – <text:span text:style-name="T8">Fox Mulder</text:span></text:p>
          </table:table-cell>
          <table:table-cell table:style-name="ce158" office:value-type="string" calcext:value-type="string">
            <text:p>AV-MS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05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176" office:value-type="string" calcext:value-type="string">
            <text:p>Sat</text:p>
          </table:table-cell>
          <table:table-cell table:style-name="ce225" office:value-type="string" calcext:value-type="string">
            <text:p>'02-29</text:p>
          </table:table-cell>
          <table:table-cell table:style-name="ce185" office:value-type="string" calcext:value-type="string">
            <text:p>SeeOurminds vs. Artsyvisions – <text:span text:style-name="T8">Dana Scully</text:span></text:p>
          </table:table-cell>
          <table:table-cell table:style-name="ce158" office:value-type="string" calcext:value-type="string">
            <text:p>AV-MS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3" office:value-type="string" calcext:value-type="string">
            <text:p>4d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string" calcext:value-type="string">
            <text:p>Sun</text:p>
          </table:table-cell>
          <table:table-cell table:style-name="ce221" office:value-type="date" office:date-value="2019-03-01" calcext:value-type="date">
            <text:p>03-01</text:p>
          </table:table-cell>
          <table:table-cell table:style-name="ce231" office:value-type="string" calcext:value-type="string">
            <text:p>Mulder &amp; Scully combo image with pcts</text:p>
          </table:table-cell>
          <table:table-cell table:style-name="ce235" office:value-type="string" calcext:value-type="string">
            <text:p>AV-MS</text:p>
          </table:table-cell>
          <table:table-cell table:style-name="ce217"/>
          <table:table-cell table:style-name="ce240"/>
          <table:table-cell table:style-name="ce242"/>
          <table:table-cell table:style-name="ce240"/>
          <table:table-cell table:style-name="ce242"/>
          <table:table-cell table:style-name="ce240"/>
          <table:table-cell table:style-name="ce242"/>
          <table:table-cell table:style-name="ce240"/>
          <table:table-cell table:style-name="ce242"/>
          <table:table-cell table:style-name="ce240" table:number-columns-repeated="3"/>
          <table:table-cell table:style-name="ce247"/>
          <table:table-cell table:number-columns-repeated="1005"/>
        </table:table-row>
        <table:table-row table:style-name="ro7">
          <table:table-cell table:style-name="ce205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222" office:value-type="date" office:date-value="2019-03-02" calcext:value-type="date">
            <text:p>03-02</text:p>
          </table:table-cell>
          <table:table-cell table:style-name="ce185" office:value-type="string" calcext:value-type="string">
            <text:p>Step 5 – Use selected images in ebooks</text:p>
          </table:table-cell>
          <table:table-cell table:style-name="ce158" office:value-type="string" calcext:value-type="string">
            <text:p>A-AP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05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222" office:value-type="date" office:date-value="2019-03-03" calcext:value-type="date">
            <text:p>03-03</text:p>
          </table:table-cell>
          <table:table-cell table:style-name="ce185" office:value-type="string" calcext:value-type="string">
            <text:p>Write About Them in Ebooks – <text:span text:style-name="T8">Donald Trump</text:span></text:p>
          </table:table-cell>
          <table:table-cell office:value-type="string" calcext:value-type="string">
            <text:p>A-VPP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05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222" office:value-type="date" office:date-value="2019-03-04" calcext:value-type="date">
            <text:p>03-04</text:p>
          </table:table-cell>
          <table:table-cell table:style-name="ce185" office:value-type="string" calcext:value-type="string">
            <text:p><text:span text:style-name="T24">Images can be difficult – </text:span><text:span text:style-name="T25">Nancy Pelosi</text:span></text:p>
          </table:table-cell>
          <table:table-cell office:value-type="string" calcext:value-type="string">
            <text:p>A-VPP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05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176" office:value-type="string" calcext:value-type="string">
            <text:p>Thu</text:p>
          </table:table-cell>
          <table:table-cell table:style-name="ce223" office:value-type="date" office:date-value="2019-03-05" calcext:value-type="date">
            <text:p>03-05</text:p>
          </table:table-cell>
          <table:table-cell table:style-name="ce229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0" office:value-type="string" calcext:value-type="string">
            <text:p>6a</text:p>
          </table:table-cell>
          <table:table-cell table:style-name="ce216" office:value-type="float" office:value="23" calcext:value-type="float">
            <text:p>23</text:p>
          </table:table-cell>
          <table:table-cell table:style-name="ce216" office:value-type="string" calcext:value-type="string">
            <text:p>Fri</text:p>
          </table:table-cell>
          <table:table-cell table:style-name="ce224" office:value-type="date" office:date-value="2019-03-06" calcext:value-type="date">
            <text:p>03-06</text:p>
          </table:table-cell>
          <table:table-cell table:style-name="ce230" office:value-type="string" calcext:value-type="string">
            <text:p>Step 6 – Post images to social networks</text:p>
          </table:table-cell>
          <table:table-cell table:style-name="ce234" office:value-type="string" calcext:value-type="string">
            <text:p>A-AP</text:p>
          </table:table-cell>
          <table:table-cell table:style-name="ce219"/>
          <table:table-cell table:style-name="ce239"/>
          <table:table-cell table:style-name="ce241"/>
          <table:table-cell table:style-name="ce239"/>
          <table:table-cell table:style-name="ce241"/>
          <table:table-cell table:style-name="ce239"/>
          <table:table-cell table:style-name="ce241"/>
          <table:table-cell table:style-name="ce239"/>
          <table:table-cell table:style-name="ce241"/>
          <table:table-cell table:style-name="ce239" table:number-columns-repeated="3"/>
          <table:table-cell table:style-name="ce246"/>
          <table:table-cell table:number-columns-repeated="1005"/>
        </table:table-row>
        <table:table-row table:style-name="ro7">
          <table:table-cell table:style-name="ce205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222" office:value-type="date" office:date-value="2019-03-07" calcext:value-type="date">
            <text:p>03-07</text:p>
          </table:table-cell>
          <table:table-cell table:style-name="ce152" office:value-type="string" calcext:value-type="string">
            <text:p><text:span text:style-name="T24">Post to Social Sites – </text:span><text:span text:style-name="T25">George Washington</text:span></text:p>
          </table:table-cell>
          <table:table-cell table:style-name="ce158" office:value-type="string" calcext:value-type="string">
            <text:p>A-AP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05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176" office:value-type="string" calcext:value-type="string">
            <text:p>Sun</text:p>
          </table:table-cell>
          <table:table-cell table:style-name="ce223" office:value-type="date" office:date-value="2019-03-08" calcext:value-type="date">
            <text:p>03-08</text:p>
          </table:table-cell>
          <table:table-cell table:style-name="ce185" office:value-type="string" calcext:value-type="string">
            <text:p><text:span text:style-name="T26">Summary next: relationships – </text:span><text:span text:style-name="T8">Patrick Henry</text:span></text:p>
          </table:table-cell>
          <table:table-cell table:style-name="ce158" office:value-type="string" calcext:value-type="string">
            <text:p>A-AP</text:p>
          </table:table-cell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3" office:value-type="string" calcext:value-type="string">
            <text:p>6d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string" calcext:value-type="string">
            <text:p>Mon</text:p>
          </table:table-cell>
          <table:table-cell table:style-name="ce221" office:value-type="date" office:date-value="2019-03-09" calcext:value-type="date">
            <text:p>03-09</text:p>
          </table:table-cell>
          <table:table-cell table:style-name="ce231" office:value-type="string" calcext:value-type="string">
            <text:p>Founders combo image with pcts</text:p>
          </table:table-cell>
          <table:table-cell table:style-name="ce235" office:value-type="string" calcext:value-type="string">
            <text:p>A-AP</text:p>
          </table:table-cell>
          <table:table-cell table:style-name="ce217"/>
          <table:table-cell table:style-name="ce240"/>
          <table:table-cell table:style-name="ce242"/>
          <table:table-cell table:style-name="ce240"/>
          <table:table-cell table:style-name="ce242"/>
          <table:table-cell table:style-name="ce240"/>
          <table:table-cell table:style-name="ce242"/>
          <table:table-cell table:style-name="ce240"/>
          <table:table-cell table:style-name="ce242"/>
          <table:table-cell table:style-name="ce240" table:number-columns-repeated="3"/>
          <table:table-cell table:style-name="ce247"/>
          <table:table-cell table:number-columns-repeated="1005"/>
        </table:table-row>
        <table:table-row table:style-name="ro7">
          <table:table-cell table:style-name="ce135"/>
          <table:table-cell table:style-name="ce119" table:number-columns-repeated="3"/>
          <table:table-cell table:style-name="ce229"/>
          <table:table-cell table:style-name="ce158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139" office:value-type="string" calcext:value-type="string">
            <text:p>“Link To” Key</text:p>
          </table:table-cell>
          <table:table-cell table:style-name="ce119"/>
          <table:table-cell table:style-name="ce185"/>
          <table:table-cell table:style-name="ce158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15"/>
          <table:table-cell table:style-name="ce158" office:value-type="string" calcext:value-type="string">
            <text:p>A-AP</text:p>
          </table:table-cell>
          <table:table-cell table:style-name="ce152" office:value-type="string" calcext:value-type="string">
            <text:p>amazon author page</text:p>
          </table:table-cell>
          <table:table-cell table:style-name="ce158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15"/>
          <table:table-cell table:style-name="ce119" office:value-type="string" calcext:value-type="string">
            <text:p>A-VPP</text:p>
          </table:table-cell>
          <table:table-cell table:style-name="ce185" office:value-type="string" calcext:value-type="string">
            <text:p>Visualizing Politicians’ Personalities</text:p>
          </table:table-cell>
          <table:table-cell table:style-name="ce158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15"/>
          <table:table-cell table:style-name="ce158" office:value-type="string" calcext:value-type="string">
            <text:p>AV-MS</text:p>
          </table:table-cell>
          <table:table-cell table:style-name="ce152" office:value-type="string" calcext:value-type="string">
            <text:p>ArtsyVisions.com – Mulder &amp; Skully</text:p>
          </table:table-cell>
          <table:table-cell table:style-name="ce158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Default"/>
          <table:table-cell table:style-name="ce119"/>
          <table:table-cell office:value-type="string" calcext:value-type="string">
            <text:p>GR-POL</text:p>
          </table:table-cell>
          <table:table-cell table:style-name="ce152" office:value-type="string" calcext:value-type="string">
            <text:p>Goodreads – Politicans 2019 bookshelf</text:p>
          </table:table-cell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Default"/>
          <table:table-cell table:style-name="ce119"/>
          <table:table-cell office:value-type="string" calcext:value-type="string">
            <text:p>GROJA</text:p>
          </table:table-cell>
          <table:table-cell table:style-name="ce232" office:value-type="string" calcext:value-type="string">
            <text:p>Groja.com – About</text:p>
          </table:table-cell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Default"/>
          <table:table-cell table:style-name="ce119"/>
          <table:table-cell table:style-name="ce119" office:value-type="string" calcext:value-type="string">
            <text:p>SOM-GAL</text:p>
          </table:table-cell>
          <table:table-cell table:style-name="ce152" office:value-type="string" calcext:value-type="string">
            <text:p>SeeOurMinds – Galleries – All</text:p>
          </table:table-cell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ce119" table:number-columns-repeated="2"/>
          <table:table-cell table:style-name="ce119" office:value-type="string" calcext:value-type="string">
            <text:p>SOM-H</text:p>
          </table:table-cell>
          <table:table-cell table:style-name="ce152" office:value-type="string" calcext:value-type="string">
            <text:p>SeeOurMinds – Home page</text:p>
          </table:table-cell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ce119" table:number-columns-repeated="2"/>
          <table:table-cell table:style-name="ce119" office:value-type="string" calcext:value-type="string">
            <text:p>SOM-QZ</text:p>
          </table:table-cell>
          <table:table-cell table:style-name="ce152" office:value-type="string" calcext:value-type="string">
            <text:p>SeeOurMinds – Quiz</text:p>
          </table:table-cell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ce119" table:number-columns-repeated="2"/>
          <table:table-cell table:style-name="Default" table:number-columns-repeated="2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style-name="ce119" table:number-columns-repeated="2"/>
          <table:table-cell table:style-name="Default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/>
          <table:table-cell table:style-name="ce119" table:number-columns-repeated="3"/>
          <table:table-cell table:style-name="ce152"/>
          <table:table-cell table:style-name="ce233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4">
          <table:table-cell table:style-name="ce214"/>
          <table:table-cell table:style-name="ce119" table:number-columns-repeated="3"/>
          <table:table-cell table:style-name="ce152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/>
          <table:table-cell table:style-name="ce119" table:number-columns-repeated="3"/>
          <table:table-cell/>
          <table:table-cell table:style-name="ce236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/>
          <table:table-cell table:style-name="ce119" table:number-columns-repeated="3"/>
          <table:table-cell table:style-name="ce152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7">
          <table:table-cell table:style-name="ce215"/>
          <table:table-cell table:number-columns-repeated="3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2">
          <table:table-cell table:style-name="ce139"/>
          <table:table-cell table:style-name="ce119" table:number-columns-repeated="3"/>
          <table:table-cell table:style-name="ce185"/>
          <table:table-cell table:style-name="ce158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 table:number-rows-repeated="4">
          <table:table-cell table:style-name="ce139"/>
          <table:table-cell table:style-name="ce119" table:number-columns-repeated="3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number-columns-repeated="3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52"/>
          <table:table-cell table:style-name="ce233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4">
          <table:table-cell table:style-name="ce214"/>
          <table:table-cell table:number-columns-repeated="3"/>
          <table:table-cell table:style-name="ce152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2">
          <table:table-cell table:style-name="ce139"/>
          <table:table-cell table:number-columns-repeated="3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 table:number-rows-repeated="4">
          <table:table-cell table:style-name="ce215"/>
          <table:table-cell table:number-columns-repeated="4"/>
          <table:table-cell table:style-name="ce236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7">
          <table:table-cell table:style-name="ce215"/>
          <table:table-cell table:style-name="ce119" table:number-columns-repeated="3"/>
          <table:table-cell/>
          <table:table-cell table:style-name="ce236"/>
          <table:table-cell table:style-name="ce120"/>
          <table:table-cell table:style-name="ce124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7" table:number-rows-repeated="3">
          <table:table-cell table:style-name="ce215"/>
          <table:table-cell table:style-name="ce119" table:number-columns-repeated="3"/>
          <table:table-cell/>
          <table:table-cell table:style-name="ce236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 table:number-rows-repeated="7">
          <table:table-cell table:style-name="ce139"/>
          <table:table-cell table:style-name="ce119" table:number-columns-repeated="3"/>
          <table:table-cell table:style-name="ce152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2"/>
          <table:table-cell table:style-name="ce129" table:number-columns-repeated="1003"/>
          <table:table-cell/>
        </table:table-row>
        <table:table-row table:style-name="ro5">
          <table:table-cell table:style-name="ce139"/>
          <table:table-cell table:number-columns-repeated="3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52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185"/>
          <table:table-cell table:style-name="ce158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36"/>
          <table:table-cell table:style-name="ce119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36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21" table:number-columns-repeated="3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43"/>
          <table:table-cell/>
          <table:table-cell table:style-name="ce243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16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5" table:default-cell-style-name="ce10"/>
        <table:table-column table:style-name="co56" table:default-cell-style-name="ce1"/>
        <table:table-column table:style-name="co57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  <table:table-cell table:number-columns-repeated="1009"/>
        </table:table-row>
        <table:table-row table:style-name="ro4">
          <table:table-cell table:style-name="ce11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97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3">Patrick Henry</text:span><text:span text:style-name="T14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5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5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6" table:default-cell-style-name="ce88"/>
        <table:table-column table:style-name="co59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60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16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96" office:value-type="string" calcext:value-type="string">
            <text:p>Aspects of process evolve over time – Tom H 1987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9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16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9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9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1" table:default-cell-style-name="Default"/>
        <table:table-column table:style-name="co62" table:default-cell-style-name="ce21"/>
        <table:table-column table:style-name="co3" table:number-columns-repeated="4" table:default-cell-style-name="ce21"/>
        <table:table-column table:style-name="co63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/00/0000</text:date>, <text:time style:data-style-name="N2" text:time-value="20:45:43.805168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2T21:50:23.373221605</dc:date>
    <meta:editing-duration>P71DT16H5M44S</meta:editing-duration>
    <meta:editing-cycles>1251</meta:editing-cycles>
    <meta:document-statistic meta:table-count="11" meta:cell-count="1860" meta:object-count="0"/>
  </office:meta>
</office:document-meta>
</file>